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Horizontal_20_Line">
      <style:text-properties style:font-name="Arial"/>
    </style:style>
    <style:style style:name="P3" style:family="paragraph" style:parent-style-name="Preformatted_20_Text">
      <style:text-properties style:font-name="Arial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>
      <style:text-properties style:font-name="Arial"/>
    </style:style>
    <style:style style:name="P13" style:family="paragraph" style:parent-style-name="Text_20_body" style:list-style-name="L1">
      <style:text-properties style:font-name="Arial"/>
    </style:style>
    <style:style style:name="P14" style:family="paragraph" style:parent-style-name="Text_20_body" style:list-style-name="L2">
      <style:paragraph-properties fo:margin-top="0cm" fo:margin-bottom="0cm" loext:contextual-spacing="false"/>
    </style:style>
    <style:style style:name="P15" style:family="paragraph" style:parent-style-name="Text_20_body" style:list-style-name="L3">
      <style:paragraph-properties fo:margin-top="0cm" fo:margin-bottom="0cm" loext:contextual-spacing="false"/>
    </style:style>
    <style:style style:name="P16" style:family="paragraph" style:parent-style-name="Text_20_body" style:list-style-name="L4">
      <style:paragraph-properties fo:margin-top="0cm" fo:margin-bottom="0cm" loext:contextual-spacing="false"/>
    </style:style>
    <style:style style:name="P17" style:family="paragraph" style:parent-style-name="Text_20_body" style:list-style-name="L5">
      <style:paragraph-properties fo:margin-top="0cm" fo:margin-bottom="0cm" loext:contextual-spacing="false"/>
    </style:style>
    <style:style style:name="P18" style:family="paragraph" style:parent-style-name="Text_20_body" style:list-style-name="L6">
      <style:paragraph-properties fo:margin-top="0cm" fo:margin-bottom="0cm" loext:contextual-spacing="false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style:font-name="Arial"/>
    </style:style>
    <style:style style:name="T1" style:family="text">
      <style:text-properties style:font-name="Ari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1">66. Framework de Pentesting Personalizado</text:span></text:span></text:h>
      <text:h text:style-name="Heading_20_3" text:outline-level="3"><text:span text:style-name="Strong_20_Emphasis"><text:span text:style-name="T1">Descripción del Proyecto:</text:span></text:span></text:h>
      <text:p text:style-name="Text_20_body"><text:span text:style-name="T1">Este proyecto tiene como objetivo crear un </text:span><text:span text:style-name="Strong_20_Emphasis"><text:span text:style-name="T1">framework modular de pentesting</text:span></text:span><text:span text:style-name="T1"> para la automatización de tareas comunes en las pruebas de penetración. Este marco de trabajo debe permitir al usuario ejecutar múltiples herramientas y tareas relacionadas con la seguridad, como </text:span><text:span text:style-name="Strong_20_Emphasis"><text:span text:style-name="T1">escaneo de puertos</text:span></text:span><text:span text:style-name="T1"> con </text:span><text:span text:style-name="Source_20_Text"><text:span text:style-name="T1">nmap</text:span></text:span><text:span text:style-name="T1">, </text:span><text:span text:style-name="Strong_20_Emphasis"><text:span text:style-name="T1">exploits</text:span></text:span><text:span text:style-name="T1"> con </text:span><text:span text:style-name="Source_20_Text"><text:span text:style-name="T1">metasploit</text:span></text:span><text:span text:style-name="T1">, y otras herramientas populares como </text:span><text:span text:style-name="Strong_20_Emphasis"><text:span text:style-name="T1">burpsuite</text:span></text:span><text:span text:style-name="T1"> o </text:span><text:span text:style-name="Strong_20_Emphasis"><text:span text:style-name="T1">nikto</text:span></text:span><text:span text:style-name="T1">. La idea es integrarlas en un flujo de trabajo automatizado y ordenado, con la posibilidad de configurar cada tarea según sea necesario.</text:span></text:p>
      <text:p text:style-name="P12">El framework debe:</text:p>
      <text:list xml:id="list3236191653" text:style-name="L1">
        <text:list-item>
          <text:p text:style-name="P19">Proporcionar una estructura flexible que permita la adición de nuevos módulos. </text:p>
        </text:list-item>
        <text:list-item>
          <text:p text:style-name="P19">Automatizar el escaneo de puertos, la ejecución de exploits y la recolección de información. </text:p>
        </text:list-item>
        <text:list-item>
          <text:p text:style-name="P19">Ofrecer la posibilidad de ejecutar los módulos de manera secuencial o independiente. </text:p>
        </text:list-item>
        <text:list-item>
          <text:p text:style-name="P13">Generar informes con los resultados de las tareas ejecutadas. </text:p>
        </text:list-item>
      </text:list>
      <text:h text:style-name="Heading_20_3" text:outline-level="3"><text:span text:style-name="Strong_20_Emphasis"><text:span text:style-name="T1">Requerimientos:</text:span></text:span></text:h>
      <text:list xml:id="list1653875657" text:style-name="L2">
        <text:list-item>
          <text:p text:style-name="P14"><text:span text:style-name="Strong_20_Emphasis"><text:span text:style-name="T1">Python 3.x</text:span></text:span><text:span text:style-name="T1">: Usaremos Python como lenguaje principal, debido a su facilidad para interactuar con herramientas de pentesting. </text:span></text:p>
        </text:list-item>
        <text:list-item>
          <text:p text:style-name="P14"><text:span text:style-name="Strong_20_Emphasis"><text:span text:style-name="T1">Herramientas de Pentesting</text:span></text:span><text:span text:style-name="T1">: </text:span><text:span text:style-name="Source_20_Text"><text:span text:style-name="T1">nmap</text:span></text:span><text:span text:style-name="T1">, </text:span><text:span text:style-name="Source_20_Text"><text:span text:style-name="T1">metasploit</text:span></text:span><text:span text:style-name="T1">, </text:span><text:span text:style-name="Source_20_Text"><text:span text:style-name="T1">burpsuite</text:span></text:span><text:span text:style-name="T1">, </text:span><text:span text:style-name="Source_20_Text"><text:span text:style-name="T1">nikto</text:span></text:span><text:span text:style-name="T1">, y cualquier otra herramienta que se pueda automatizar desde la línea de comandos. </text:span></text:p>
        </text:list-item>
        <text:list-item>
          <text:p text:style-name="P14"><text:span text:style-name="Strong_20_Emphasis"><text:span text:style-name="T1">Subprocesos (subprocess)</text:span></text:span><text:span text:style-name="T1">: Para interactuar con herramientas externas. </text:span></text:p>
        </text:list-item>
        <text:list-item>
          <text:p text:style-name="P5"><text:span text:style-name="Strong_20_Emphasis"><text:span text:style-name="T1">Módulos de Python</text:span></text:span><text:span text:style-name="T1">: </text:span><text:span text:style-name="Source_20_Text"><text:span text:style-name="T1">os</text:span></text:span><text:span text:style-name="T1">, </text:span><text:span text:style-name="Source_20_Text"><text:span text:style-name="T1">subprocess</text:span></text:span><text:span text:style-name="T1">, </text:span><text:span text:style-name="Source_20_Text"><text:span text:style-name="T1">argparse</text:span></text:span><text:span text:style-name="T1">, </text:span><text:span text:style-name="Source_20_Text"><text:span text:style-name="T1">time</text:span></text:span><text:span text:style-name="T1">, </text:span><text:span text:style-name="Source_20_Text"><text:span text:style-name="T1">socket</text:span></text:span><text:span text:style-name="T1">. </text:span></text:p>
        </text:list-item>
      </text:list>
      <text:p text:style-name="P2"/>
      <text:h text:style-name="Heading_20_3" text:outline-level="3"><text:span text:style-name="Strong_20_Emphasis"><text:span text:style-name="T1">Estructura del Proyecto:</text:span></text:span></text:h>
      <text:p text:style-name="P12">La estructura del proyecto podría verse de la siguiente manera:</text:p>
      <text:p text:style-name="Preformatted_20_Text"><text:span text:style-name="Source_20_Text"><text:span text:style-name="T1">pentesting_framework/</text:span></text:span></text:p>
      <text:p text:style-name="Preformatted_20_Text"><text:span text:style-name="Source_20_Text"><text:span text:style-name="T1">│</text:span></text:span></text:p>
      <text:p text:style-name="Preformatted_20_Text"><text:span text:style-name="Source_20_Text"><text:span text:style-name="T1">├── modules/</text:span></text:span></text:p>
      <text:p text:style-name="Preformatted_20_Text"><text:span text:style-name="Source_20_Text"><text:span text:style-name="T1">│ <text:s text:c="2"/>├── __init__.py</text:span></text:span></text:p>
      <text:p text:style-name="Preformatted_20_Text"><text:span text:style-name="Source_20_Text"><text:span text:style-name="T1">│ <text:s text:c="2"/>├── port_scanner.py</text:span></text:span></text:p>
      <text:p text:style-name="Preformatted_20_Text"><text:span text:style-name="Source_20_Text"><text:span text:style-name="T1">│ <text:s text:c="2"/>├── exploit_executor.py</text:span></text:span></text:p>
      <text:p text:style-name="Preformatted_20_Text"><text:span text:style-name="Source_20_Text"><text:span text:style-name="T1">│ <text:s text:c="2"/>├── web_vuln_scanner.py</text:span></text:span></text:p>
      <text:p text:style-name="Preformatted_20_Text"><text:span text:style-name="Source_20_Text"><text:span text:style-name="T1">│ <text:s text:c="2"/>└── report_generator.py</text:span></text:span></text:p>
      <text:p text:style-name="Preformatted_20_Text"><text:span text:style-name="Source_20_Text"><text:span text:style-name="T1">│</text:span></text:span></text:p>
      <text:p text:style-name="Preformatted_20_Text"><text:span text:style-name="Source_20_Text"><text:span text:style-name="T1">├── main.py</text:span></text:span></text:p>
      <text:p text:style-name="Preformatted_20_Text"><text:span text:style-name="Source_20_Text"><text:span text:style-name="T1">├── config.py</text:span></text:span></text:p>
      <text:p text:style-name="P4"><text:span text:style-name="Source_20_Text"><text:span text:style-name="T1">└── README.md</text:span></text:span></text:p>
      <text:list xml:id="list2830461311" text:style-name="L3">
        <text:list-item>
          <text:p text:style-name="P15"><text:span text:style-name="Strong_20_Emphasis"><text:span text:style-name="T1">modules/</text:span></text:span><text:span text:style-name="T1">: Contiene los módulos específicos de las diferentes herramientas. </text:span></text:p>
        </text:list-item>
        <text:list-item>
          <text:p text:style-name="P15"><text:span text:style-name="Strong_20_Emphasis"><text:span text:style-name="T1">main.py</text:span></text:span><text:span text:style-name="T1">: El script principal que orquesta la ejecución de las tareas. </text:span></text:p>
        </text:list-item>
        <text:list-item>
          <text:p text:style-name="P15"><text:span text:style-name="Strong_20_Emphasis"><text:span text:style-name="T1">config.py</text:span></text:span><text:span text:style-name="T1">: Archivo de configuración para almacenar ajustes comunes (por ejemplo, herramientas a utilizar). </text:span></text:p>
        </text:list-item>
        <text:list-item>
          <text:p text:style-name="P6"><text:soft-page-break/><text:span text:style-name="Strong_20_Emphasis"><text:span text:style-name="T1">README.md</text:span></text:span><text:span text:style-name="T1">: Documentación del proyecto. </text:span></text:p>
        </text:list-item>
      </text:list>
      <text:p text:style-name="P2"/>
      <text:h text:style-name="Heading_20_3" text:outline-level="3"><text:span text:style-name="Strong_20_Emphasis"><text:span text:style-name="T1">Paso a Paso: Desglose del Código</text:span></text:span></text:h>
      <text:h text:style-name="Heading_20_4" text:outline-level="4"><text:span text:style-name="Strong_20_Emphasis"><text:span text:style-name="T1">1. main.py (Archivo Principal)</text:span></text:span></text:h>
      <text:p text:style-name="P12">El archivo principal del framework orquesta el flujo de trabajo. Inicializa las configuraciones, recibe los parámetros del usuario y ejecuta las funciones de los módulos de manera secuencial.</text:p>
      <text:p text:style-name="Preformatted_20_Text"><text:span text:style-name="Source_20_Text"><text:span text:style-name="T1">import argparse</text:span></text:span></text:p>
      <text:p text:style-name="Preformatted_20_Text"><text:span text:style-name="Source_20_Text"><text:span text:style-name="T1">from modules.port_scanner import scan_ports</text:span></text:span></text:p>
      <text:p text:style-name="Preformatted_20_Text"><text:span text:style-name="Source_20_Text"><text:span text:style-name="T1">from modules.exploit_executor import run_exploit</text:span></text:span></text:p>
      <text:p text:style-name="Preformatted_20_Text"><text:span text:style-name="Source_20_Text"><text:span text:style-name="T1">from modules.web_vuln_scanner import scan_web_vulnerabilities</text:span></text:span></text:p>
      <text:p text:style-name="Preformatted_20_Text"><text:span text:style-name="Source_20_Text"><text:span text:style-name="T1">from modules.report_generator import generate_report</text:span></text:span></text:p>
      <text:p text:style-name="P3"/>
      <text:p text:style-name="Preformatted_20_Text"><text:span text:style-name="Source_20_Text"><text:span text:style-name="T1">def main():</text:span></text:span></text:p>
      <text:p text:style-name="Preformatted_20_Text"><text:span text:style-name="Source_20_Text"><text:span text:style-name="T1"><text:s text:c="4"/>parser = argparse.ArgumentParser(description="Framework de Pentesting Personalizado")</text:span></text:span></text:p>
      <text:p text:style-name="Preformatted_20_Text"><text:span text:style-name="Source_20_Text"><text:span text:style-name="T1"><text:s text:c="4"/>parser.add_argument("target", help="IP o dominio del objetivo")</text:span></text:span></text:p>
      <text:p text:style-name="Preformatted_20_Text"><text:span text:style-name="Source_20_Text"><text:span text:style-name="T1"><text:s text:c="4"/>parser.add_argument("--scan_ports", action="store_true", help="Escanear puertos")</text:span></text:span></text:p>
      <text:p text:style-name="Preformatted_20_Text"><text:span text:style-name="Source_20_Text"><text:span text:style-name="T1"><text:s text:c="4"/>parser.add_argument("--run_exploit", action="store_true", help="Ejecutar exploit")</text:span></text:span></text:p>
      <text:p text:style-name="Preformatted_20_Text"><text:span text:style-name="Source_20_Text"><text:span text:style-name="T1"><text:s text:c="4"/>parser.add_argument("--scan_web", action="store_true", help="Escanear vulnerabilidades web")</text:span></text:span></text:p>
      <text:p text:style-name="Preformatted_20_Text"><text:span text:style-name="Source_20_Text"><text:span text:style-name="T1"><text:s text:c="4"/>parser.add_argument("--generate_report", action="store_true", help="Generar informe")</text:span></text:span></text:p>
      <text:p text:style-name="P3"/>
      <text:p text:style-name="Preformatted_20_Text"><text:span text:style-name="Source_20_Text"><text:span text:style-name="T1"><text:s text:c="4"/>args = parser.parse_args()</text:span></text:span></text:p>
      <text:p text:style-name="P3"/>
      <text:p text:style-name="Preformatted_20_Text"><text:span text:style-name="Source_20_Text"><text:span text:style-name="T1"><text:s text:c="4"/>target = args.target</text:span></text:span></text:p>
      <text:p text:style-name="Preformatted_20_Text"><text:span text:style-name="Source_20_Text"><text:span text:style-name="T1"><text:s text:c="4"/>print(f"Ejecutando pentesting en {target}...")</text:span></text:span></text:p>
      <text:p text:style-name="P3"/>
      <text:p text:style-name="Preformatted_20_Text"><text:span text:style-name="Source_20_Text"><text:span text:style-name="T1"><text:s text:c="4"/>if args.scan_ports:</text:span></text:span></text:p>
      <text:p text:style-name="Preformatted_20_Text"><text:span text:style-name="Source_20_Text"><text:span text:style-name="T1"><text:s text:c="8"/>scan_ports(target)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if args.run_exploit:</text:span></text:span></text:p>
      <text:p text:style-name="Preformatted_20_Text"><text:span text:style-name="Source_20_Text"><text:span text:style-name="T1"><text:s text:c="8"/>run_exploit(target)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if args.scan_web:</text:span></text:span></text:p>
      <text:p text:style-name="Preformatted_20_Text"><text:span text:style-name="Source_20_Text"><text:span text:style-name="T1"><text:s text:c="8"/>scan_web_vulnerabilities(target)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if args.generate_report:</text:span></text:span></text:p>
      <text:p text:style-name="Preformatted_20_Text"><text:span text:style-name="Source_20_Text"><text:span text:style-name="T1"><text:s text:c="8"/>generate_report(target)</text:span></text:span></text:p>
      <text:p text:style-name="P3"/>
      <text:p text:style-name="Preformatted_20_Text"><text:span text:style-name="Source_20_Text"><text:span text:style-name="T1">if __name__ == "__main__":</text:span></text:span></text:p>
      <text:p text:style-name="P4"><text:span text:style-name="Source_20_Text"><text:span text:style-name="T1"><text:s text:c="4"/>main()</text:span></text:span></text:p>
      <text:p text:style-name="Text_20_body"><text:span text:style-name="Strong_20_Emphasis"><text:span text:style-name="T1">Explicación del Código:</text:span></text:span></text:p>
      <text:list xml:id="list3474925437" text:style-name="L4">
        <text:list-item>
          <text:p text:style-name="P16"><text:span text:style-name="Strong_20_Emphasis"><text:span text:style-name="T1">argparse</text:span></text:span><text:span text:style-name="T1">: Usamos </text:span><text:span text:style-name="Source_20_Text"><text:span text:style-name="T1">argparse</text:span></text:span><text:span text:style-name="T1"> para recibir parámetros desde la línea de comandos. El usuario puede especificar las tareas a realizar, como escanear puertos, ejecutar exploits, etc. </text:span></text:p>
        </text:list-item>
        <text:list-item>
          <text:p text:style-name="P7"><text:span text:style-name="T1">El flujo de trabajo se basa en las opciones que el usuario elija. Si se pasa el argumento </text:span><text:span text:style-name="Source_20_Text"><text:span text:style-name="T1">--scan_ports</text:span></text:span><text:span text:style-name="T1">, el framework realizará un escaneo de puertos con </text:span><text:span text:style-name="Source_20_Text"><text:span text:style-name="T1">nmap</text:span></text:span><text:span text:style-name="T1">. Lo mismo ocurre con las otras tareas si el usuario las selecciona. </text:span></text:p>
        </text:list-item>
      </text:list>
      <text:p text:style-name="P2"/>
      <text:h text:style-name="Heading_20_4" text:outline-level="4"><text:soft-page-break/><text:span text:style-name="Strong_20_Emphasis"><text:span text:style-name="T1">2. Módulo de Escaneo de Puertos (port_scanner.py)</text:span></text:span></text:h>
      <text:p text:style-name="Text_20_body"><text:span text:style-name="T1">Este módulo se encarga de escanear los puertos de un objetivo utilizando </text:span><text:span text:style-name="Source_20_Text"><text:span text:style-name="T1">nmap</text:span></text:span><text:span text:style-name="T1">.</text:span></text:p>
      <text:p text:style-name="Preformatted_20_Text"><text:span text:style-name="Source_20_Text"><text:span text:style-name="T1">import subprocess</text:span></text:span></text:p>
      <text:p text:style-name="P3"/>
      <text:p text:style-name="Preformatted_20_Text"><text:span text:style-name="Source_20_Text"><text:span text:style-name="T1">def scan_ports(target):</text:span></text:span></text:p>
      <text:p text:style-name="Preformatted_20_Text"><text:span text:style-name="Source_20_Text"><text:span text:style-name="T1"><text:s text:c="4"/>print(f"Iniciando escaneo de puertos para {target}...")</text:span></text:span></text:p>
      <text:p text:style-name="Preformatted_20_Text"><text:span text:style-name="Source_20_Text"><text:span text:style-name="T1"><text:s text:c="4"/>nmap_command = f"nmap -p- {target}" <text:s/># Escanear todos los puertos</text:span></text:span></text:p>
      <text:p text:style-name="Preformatted_20_Text"><text:span text:style-name="Source_20_Text"><text:span text:style-name="T1"><text:s text:c="4"/>result = subprocess.run(nmap_command, shell=True, capture_output=True, text=True)</text:span></text:span></text:p>
      <text:p text:style-name="Preformatted_20_Text"><text:span text:style-name="Source_20_Text"><text:span text:style-name="T1"><text:s text:c="4"/>print(result.stdout) <text:s/># Imprime los resultados del escaneo</text:span></text:span></text:p>
      <text:p text:style-name="P4"><text:span text:style-name="Source_20_Text"><text:span text:style-name="T1"><text:s text:c="4"/>return result.stdout</text:span></text:span></text:p>
      <text:p text:style-name="Text_20_body"><text:span text:style-name="Strong_20_Emphasis"><text:span text:style-name="T1">Explicación del Código:</text:span></text:span></text:p>
      <text:list xml:id="list3848120995" text:style-name="L5">
        <text:list-item>
          <text:p text:style-name="P17"><text:span text:style-name="Strong_20_Emphasis"><text:span text:style-name="T1">subprocess.run</text:span></text:span><text:span text:style-name="T1">: Ejecutamos el comando </text:span><text:span text:style-name="Source_20_Text"><text:span text:style-name="T1">nmap</text:span></text:span><text:span text:style-name="T1"> desde Python para escanear todos los puertos del objetivo. La opción </text:span><text:span text:style-name="Source_20_Text"><text:span text:style-name="T1">-p-</text:span></text:span><text:span text:style-name="T1"> le dice a </text:span><text:span text:style-name="Source_20_Text"><text:span text:style-name="T1">nmap</text:span></text:span><text:span text:style-name="T1"> que escanee todos los puertos. </text:span></text:p>
        </text:list-item>
        <text:list-item>
          <text:p text:style-name="P8"><text:span text:style-name="Strong_20_Emphasis"><text:span text:style-name="T1">stdout</text:span></text:span><text:span text:style-name="T1">: Capturamos la salida del comando para imprimirla en consola o almacenarla si es necesario. </text:span></text:p>
        </text:list-item>
      </text:list>
      <text:p text:style-name="P2"/>
      <text:h text:style-name="Heading_20_4" text:outline-level="4"><text:span text:style-name="Strong_20_Emphasis"><text:span text:style-name="T1">3. Módulo de Ejecución de Exploits (exploit_executor.py)</text:span></text:span></text:h>
      <text:p text:style-name="Text_20_body"><text:span text:style-name="T1">Este módulo utiliza </text:span><text:span text:style-name="Source_20_Text"><text:span text:style-name="T1">metasploit</text:span></text:span><text:span text:style-name="T1"> para ejecutar un exploit específico sobre el objetivo.</text:span></text:p>
      <text:p text:style-name="Preformatted_20_Text"><text:span text:style-name="Source_20_Text"><text:span text:style-name="T1">import subprocess</text:span></text:span></text:p>
      <text:p text:style-name="P3"/>
      <text:p text:style-name="Preformatted_20_Text"><text:span text:style-name="Source_20_Text"><text:span text:style-name="T1">def run_exploit(target):</text:span></text:span></text:p>
      <text:p text:style-name="Preformatted_20_Text"><text:span text:style-name="Source_20_Text"><text:span text:style-name="T1"><text:s text:c="4"/>print(f"Iniciando explotación en {target}...")</text:span></text:span></text:p>
      <text:p text:style-name="Preformatted_20_Text"><text:span text:style-name="Source_20_Text"><text:span text:style-name="T1"><text:s text:c="4"/>exploit_command = f"msfconsole -x 'use exploit/windows/smb/ms17_010_eternalblue; set RHOST {target}; run;'"</text:span></text:span></text:p>
      <text:p text:style-name="Preformatted_20_Text"><text:span text:style-name="Source_20_Text"><text:span text:style-name="T1"><text:s text:c="4"/>result = subprocess.run(exploit_command, shell=True, capture_output=True, text=True)</text:span></text:span></text:p>
      <text:p text:style-name="Preformatted_20_Text"><text:span text:style-name="Source_20_Text"><text:span text:style-name="T1"><text:s text:c="4"/>print(result.stdout) <text:s/># Imprime el resultado de la explotación</text:span></text:span></text:p>
      <text:p text:style-name="P4"><text:span text:style-name="Source_20_Text"><text:span text:style-name="T1"><text:s text:c="4"/>return result.stdout</text:span></text:span></text:p>
      <text:p text:style-name="Text_20_body"><text:span text:style-name="Strong_20_Emphasis"><text:span text:style-name="T1">Explicación del Código:</text:span></text:span></text:p>
      <text:list xml:id="list2137577217" text:style-name="L6">
        <text:list-item>
          <text:p text:style-name="P18"><text:span text:style-name="Strong_20_Emphasis"><text:span text:style-name="T1">msfconsole</text:span></text:span><text:span text:style-name="T1">: Utilizamos la herramienta </text:span><text:span text:style-name="Source_20_Text"><text:span text:style-name="T1">metasploit</text:span></text:span><text:span text:style-name="T1"> desde la línea de comandos para ejecutar el exploit </text:span><text:span text:style-name="Source_20_Text"><text:span text:style-name="T1">ms17_010_eternalblue</text:span></text:span><text:span text:style-name="T1"> contra un objetivo. </text:span></text:p>
        </text:list-item>
        <text:list-item>
          <text:p text:style-name="P9"><text:span text:style-name="Strong_20_Emphasis"><text:span text:style-name="T1">RHOST</text:span></text:span><text:span text:style-name="T1">: Especificamos la IP del objetivo para que el exploit se dirija al objetivo correcto. </text:span></text:p>
        </text:list-item>
      </text:list>
      <text:p text:style-name="P2"/>
      <text:h text:style-name="Heading_20_4" text:outline-level="4"><text:span text:style-name="Strong_20_Emphasis"><text:span text:style-name="T1">4. Módulo de Escaneo de Vulnerabilidades Web (web_vuln_scanner.py)</text:span></text:span></text:h>
      <text:p text:style-name="Text_20_body"><text:span text:style-name="T1">Este módulo escanea un sitio web en busca de vulnerabilidades conocidas utilizando herramientas como </text:span><text:span text:style-name="Source_20_Text"><text:span text:style-name="T1">nikto</text:span></text:span><text:span text:style-name="T1"> o </text:span><text:span text:style-name="Source_20_Text"><text:span text:style-name="T1">burpsuite</text:span></text:span><text:span text:style-name="T1">.</text:span></text:p>
      <text:p text:style-name="Preformatted_20_Text"><text:span text:style-name="Source_20_Text"><text:span text:style-name="T1">import subprocess</text:span></text:span></text:p>
      <text:p text:style-name="P3"/>
      <text:p text:style-name="Preformatted_20_Text"><text:span text:style-name="Source_20_Text"><text:span text:style-name="T1">def scan_web_vulnerabilities(target):</text:span></text:span></text:p>
      <text:p text:style-name="Preformatted_20_Text"><text:span text:style-name="Source_20_Text"><text:span text:style-name="T1"><text:s text:c="4"/>print(f"Escaneando vulnerabilidades web en {target}...")</text:span></text:span></text:p>
      <text:p text:style-name="Preformatted_20_Text"><text:span text:style-name="Source_20_Text"><text:span text:style-name="T1"><text:s text:c="4"/>nikto_command = f"nikto -h {target}"</text:span></text:span></text:p>
      <text:p text:style-name="Preformatted_20_Text"><text:span text:style-name="Source_20_Text"><text:span text:style-name="T1"><text:s text:c="4"/>result = subprocess.run(nikto_command, shell=True, capture_output=True, text=True)</text:span></text:span></text:p>
      <text:p text:style-name="Preformatted_20_Text"><text:span text:style-name="Source_20_Text"><text:span text:style-name="T1"><text:s text:c="4"/>print(result.stdout) <text:s/># Imprime los resultados del escaneo de vulnerabilidades web</text:span></text:span></text:p>
      <text:p text:style-name="P4"><text:span text:style-name="Source_20_Text"><text:span text:style-name="T1"><text:s text:c="4"/>return result.stdout</text:span></text:span></text:p>
      <text:p text:style-name="Text_20_body"><text:soft-page-break/><text:span text:style-name="Strong_20_Emphasis"><text:span text:style-name="T1">Explicación del Código:</text:span></text:span></text:p>
      <text:list xml:id="list990933770" text:style-name="L7">
        <text:list-item>
          <text:p text:style-name="P10"><text:span text:style-name="Strong_20_Emphasis"><text:span text:style-name="T1">nikto</text:span></text:span><text:span text:style-name="T1">: Ejecutamos </text:span><text:span text:style-name="Source_20_Text"><text:span text:style-name="T1">nikto</text:span></text:span><text:span text:style-name="T1">, una herramienta de escaneo web, para detectar vulnerabilidades comunes en un sitio web. Este comando se puede modificar según sea necesario para adaptarse a otras herramientas. </text:span></text:p>
        </text:list-item>
      </text:list>
      <text:p text:style-name="P2"/>
      <text:h text:style-name="Heading_20_4" text:outline-level="4"><text:span text:style-name="Strong_20_Emphasis"><text:span text:style-name="T1">5. Módulo de Generación de Informes (report_generator.py)</text:span></text:span></text:h>
      <text:p text:style-name="P12">Este módulo genera un informe con los resultados de las pruebas realizadas.</text:p>
      <text:p text:style-name="Preformatted_20_Text"><text:span text:style-name="Source_20_Text"><text:span text:style-name="T1">def generate_report(target):</text:span></text:span></text:p>
      <text:p text:style-name="Preformatted_20_Text"><text:span text:style-name="Source_20_Text"><text:span text:style-name="T1"><text:s text:c="4"/>print(f"Generando informe para {target}...")</text:span></text:span></text:p>
      <text:p text:style-name="Preformatted_20_Text"><text:span text:style-name="Source_20_Text"><text:span text:style-name="T1"><text:s text:c="4"/># Aquí generamos un archivo de texto simple con los resultados (se puede mejorar para generar informes más detallados)</text:span></text:span></text:p>
      <text:p text:style-name="Preformatted_20_Text"><text:span text:style-name="Source_20_Text"><text:span text:style-name="T1"><text:s text:c="4"/>with open(f"report_{target}.txt", "w") as f:</text:span></text:span></text:p>
      <text:p text:style-name="Preformatted_20_Text"><text:span text:style-name="Source_20_Text"><text:span text:style-name="T1"><text:s text:c="8"/>f.write(f"Informe de Pentesting para {target}\n")</text:span></text:span></text:p>
      <text:p text:style-name="Preformatted_20_Text"><text:span text:style-name="Source_20_Text"><text:span text:style-name="T1"><text:s text:c="8"/>f.write(f"Fecha: {time.ctime()}\n\n")</text:span></text:span></text:p>
      <text:p text:style-name="Preformatted_20_Text"><text:span text:style-name="Source_20_Text"><text:span text:style-name="T1"><text:s text:c="8"/>f.write("Tareas realizadas:\n")</text:span></text:span></text:p>
      <text:p text:style-name="Preformatted_20_Text"><text:span text:style-name="Source_20_Text"><text:span text:style-name="T1"><text:s text:c="8"/>f.write("- Escaneo de puertos\n")</text:span></text:span></text:p>
      <text:p text:style-name="Preformatted_20_Text"><text:span text:style-name="Source_20_Text"><text:span text:style-name="T1"><text:s text:c="8"/>f.write("- Ejecución de exploit\n")</text:span></text:span></text:p>
      <text:p text:style-name="Preformatted_20_Text"><text:span text:style-name="Source_20_Text"><text:span text:style-name="T1"><text:s text:c="8"/>f.write("- Escaneo de vulnerabilidades web\n")</text:span></text:span></text:p>
      <text:p text:style-name="P4"><text:span text:style-name="Source_20_Text"><text:span text:style-name="T1"><text:s text:c="4"/>print(f"Informe generado: report_{target}.txt")</text:span></text:span></text:p>
      <text:p text:style-name="Text_20_body"><text:span text:style-name="Strong_20_Emphasis"><text:span text:style-name="T1">Explicación del Código:</text:span></text:span></text:p>
      <text:list xml:id="list2659987436" text:style-name="L8">
        <text:list-item>
          <text:p text:style-name="P11"><text:span text:style-name="Strong_20_Emphasis"><text:span text:style-name="T1">write</text:span></text:span><text:span text:style-name="T1">: Escribimos en un archivo de texto los resultados del escaneo, ejecución de exploits y análisis de vulnerabilidades. </text:span></text:p>
        </text:list-item>
      </text:list>
      <text:p text:style-name="P2"/>
      <text:h text:style-name="Heading_20_3" text:outline-level="3"><text:span text:style-name="Strong_20_Emphasis"><text:span text:style-name="T1">Conclusión:</text:span></text:span></text:h>
      <text:p text:style-name="Text_20_body"><text:span text:style-name="T1">Este es el desglose detallado del </text:span><text:span text:style-name="Strong_20_Emphasis"><text:span text:style-name="T1">Proyecto 66: Framework de Pentesting Personalizado</text:span></text:span><text:span text:style-name="T1">. Como puedes ver, cada módulo está diseñado para realizar tareas específicas dentro del flujo de trabajo de pruebas de penetración. La modularidad permite agregar nuevas herramientas o tareas sin afectar la estructura del proyecto. Además, la automatización de estas tareas es fundamental para acelerar el proceso de pentesting.</text:span></text:p>
      <text:p text:style-name="P12">Si deseas que continúe con más detalles de otros proyectos o un análisis más profundo de algún módulo, por favor avísam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Times New Roman" fo:font-family="'Times New Roman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06T02:25:35.841000000</meta:creation-date>
    <dc:date>2025-01-06T02:26:59.731000000</dc:date>
    <meta:editing-duration>PT1M24S</meta:editing-duration>
    <meta:editing-cycles>1</meta:editing-cycles>
    <meta:document-statistic meta:table-count="0" meta:image-count="0" meta:object-count="0" meta:page-count="4" meta:paragraph-count="118" meta:word-count="925" meta:character-count="7405" meta:non-whitespace-character-count="6362"/>
    <meta:generator>Trio_Office/6.2.8.2$Windows_x86 LibreOffice_project/</meta:generator>
  </office:meta>
</office:document-meta>
</file>